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5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nexact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results_nonexact/004_dk15.kiss2.blif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4_lion.kiss2.blif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4_mc.kiss2.blif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4_tav.kiss2.blif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4_train4.kiss2.blif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5_s8.kiss2.blif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lts_nonexact/006_bbtas.kiss2.blif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6_s27.kiss2.blif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.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7_beecount.kiss2.blif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7_dk14.kiss2.blif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7_dk27.kiss2.blif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8_dk17.kiss2.blif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.0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45" calcext:value-type="float">
            <text:p>145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8_ex6.kiss2.blif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.0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8_shiftreg.kiss2.bli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09_ex5.kiss2.blif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lts_nonexact/009_lion9.kiss2.blif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.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0_bbara.kiss2.blif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3.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76" calcext:value-type="float">
            <text:p>176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0_ex3.kiss2.blif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0_ex7.kiss2.blif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0_opus.kiss2.blif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.0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82" calcext:value-type="float">
            <text:p>182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1_train11.kiss2.blif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.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2_modulo12.kiss2.bli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3_s386.kiss2.blif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.00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318" calcext:value-type="float">
            <text:p>318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4_ex4.kiss2.blif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.0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lts_nonexact/015_dk512.kiss2.blif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5_mark1.kiss2.blif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.00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382" calcext:value-type="float">
            <text:p>382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6_bbsse.kiss2.blif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3.0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lts_nonexact/016_cse.kiss2.blif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4.00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473" calcext:value-type="float">
            <text:p>473</text:p>
          </table:table-cell>
          <table:table-cell office:value-type="float" office:value="665" calcext:value-type="float">
            <text:p>6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6_kirkman.kiss2.blif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4.00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323" calcext:value-type="float">
            <text:p>323</text:p>
          </table:table-cell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lts_nonexact/016_sse.kiss2.blif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4.0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374" calcext:value-type="float">
            <text:p>374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18_s208.kiss2.blif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4.00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465" calcext:value-type="float">
            <text:p>465</text:p>
          </table:table-cell>
          <table:table-cell office:value-type="float" office:value="663" calcext:value-type="float">
            <text:p>6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ults_nonexact/018_s420.kiss2.blif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4.0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324" calcext:value-type="float">
            <text:p>324</text:p>
          </table:table-cell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ults_nonexact/019_ex2.kiss2.blif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.0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lts_nonexact/019_keyb.kiss2.blif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5.00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481" calcext:value-type="float">
            <text:p>481</text:p>
          </table:table-cell>
          <table:table-cell office:value-type="float" office:value="604" calcext:value-type="float">
            <text:p>6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ults_nonexact/020_ex1.kiss2.blif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4.00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618" calcext:value-type="float">
            <text:p>618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ults_nonexact/020_s1a.kiss2.blif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4.00</text:p>
          </table:table-cell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office:value-type="float" office:value="835" calcext:value-type="float">
            <text:p>835</text:p>
          </table:table-cell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ults_nonexact/020_s1.kiss2.blif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5.00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float" office:value="978" calcext:value-type="float">
            <text:p>978</text:p>
          </table:table-cell>
          <table:table-cell office:value-type="float" office:value="1277" calcext:value-type="float">
            <text:p>127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sults_nonexact/020_tma.kiss2.blif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.0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307" calcext:value-type="float">
            <text:p>307</text:p>
          </table:table-cell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24_donfile.kiss2.blif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3.0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esults_nonexact/024_pma.kiss2.blif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4.00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731" calcext:value-type="float">
            <text:p>731</text:p>
          </table:table-cell>
          <table:table-cell office:value-type="float" office:value="941" calcext:value-type="float">
            <text:p>9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_nonexact/025_s820.kiss2.blif</text:p>
          </table:table-cell>
          <table:table-cell office:value-type="string" calcext:value-type="string">
            <text:p>153.5</text:p>
          </table:table-cell>
          <table:table-cell office:value-type="string" calcext:value-type="string">
            <text:p>6.00</text:p>
          </table:table-cell>
          <table:table-cell office:value-type="float" office:value="27" calcext:value-type="float">
            <text:p>27</text:p>
          </table:table-cell>
          <table:table-cell office:value-type="float" office:value="278" calcext:value-type="float">
            <text:p>278</text:p>
          </table:table-cell>
          <table:table-cell office:value-type="float" office:value="1191" calcext:value-type="float">
            <text:p>1191</text:p>
          </table:table-cell>
          <table:table-cell office:value-type="float" office:value="1496" calcext:value-type="float">
            <text:p>1496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results_nonexact/025_s832.kiss2.blif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6.00</text:p>
          </table:table-cell>
          <table:table-cell office:value-type="float" office:value="28" calcext:value-type="float">
            <text:p>28</text:p>
          </table:table-cell>
          <table:table-cell office:value-type="float" office:value="278" calcext:value-type="float">
            <text:p>278</text:p>
          </table:table-cell>
          <table:table-cell office:value-type="float" office:value="1194" calcext:value-type="float">
            <text:p>1194</text:p>
          </table:table-cell>
          <table:table-cell office:value-type="float" office:value="1515" calcext:value-type="float">
            <text:p>1515</text:p>
          </table:table-cell>
          <table:table-cell office:value-type="float" office:value="6" calcext:value-type="float">
            <text:p>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results_nonexact/027_dk16.kiss2.blif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.0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442" calcext:value-type="float">
            <text:p>442</text:p>
          </table:table-cell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</text:p>
          </table:table-cell>
          <table:table-cell office:value-type="float" office:value="1243" calcext:value-type="float">
            <text:p>1243</text:p>
          </table:table-cell>
        </table:table-row>
      </table:table>
      <table:table table:name="Exact" table:style-name="ta1"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te Machin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Run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4_dk15.kiss2.blif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4_lion.kiss2.blif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4_mc.kiss2.blif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4_tav.kiss2.blif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4_train4.kiss2.blif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5_s8.kiss2.blif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6_bbtas.kiss2.blif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6_s27.kiss2.blif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7_beecount.kiss2.blif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7_dk14.kiss2.blif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7_dk27.kiss2.blif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8_dk17.kiss2.blif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8_ex6.kiss2.blif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3.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8_shiftreg.kiss2.blif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9_ex5.kiss2.blif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09_lion9.kiss2.blif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10_bbara.kiss2.blif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.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62" calcext:value-type="float">
            <text:p>162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10_ex3.kiss2.blif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10_ex7.kiss2.blif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10_opus.kiss2.blif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.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11_train11.kiss2.blif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12_modulo12.kiss2.bli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14_ex4.kiss2.blif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.0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15_dk512.kiss2.blif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20_tma.kiss2.blif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.0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307" calcext:value-type="float">
            <text:p>307</text:p>
          </table:table-cell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_exact/024_pma.kiss2.blif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4.00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731" calcext:value-type="float">
            <text:p>731</text:p>
          </table:table-cell>
          <table:table-cell office:value-type="float" office:value="941" calcext:value-type="float">
            <text:p>9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onehot" table:style-name="ta1"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lev</text:p>
          </table:table-cell>
        </table:table-row>
        <table:table-row table:style-name="ro1">
          <table:table-cell office:value-type="string" calcext:value-type="string">
            <text:p>results_onehot/dk15.bm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.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ults_onehot/lion.bm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lts_onehot/mc.bm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ults_onehot/tav.bm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ults_onehot/train4.bm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lts_onehot/s8.bm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.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ults_onehot/bbtas.bm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sults_onehot/dk14.bm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.0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ults_onehot/dk27.bm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ults_onehot/ex6.bm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.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results_onehot/bbara.bm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.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ults_onehot/ex3.bm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.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ults_onehot/opus.bm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.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results_onehot/pma.bm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3.00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408" calcext:value-type="float">
            <text:p>408</text:p>
          </table:table-cell>
          <table:table-cell office:value-type="float" office:value="476" calcext:value-type="float">
            <text:p>47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0:41:46.537386768</meta:creation-date>
    <dc:date>2017-06-12T11:24:30.377966038</dc:date>
    <meta:editing-duration>PT12M23S</meta:editing-duration>
    <meta:editing-cycles>1</meta:editing-cycles>
    <meta:document-statistic meta:table-count="3" meta:cell-count="757" meta:object-count="0"/>
    <meta:generator>LibreOffice/4.2.8.2$Linux_X86_64 LibreOffice_project/420m0$Build-2</meta:generator>
  </office:meta>
</office:document-meta>
</file>